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37in"/>
    </style:style>
    <style:style style:name="co3" style:family="table-column">
      <style:table-column-properties fo:break-before="auto" style:column-width="0.3638in"/>
    </style:style>
    <style:style style:name="co4" style:family="table-column">
      <style:table-column-properties fo:break-before="auto" style:column-width="2.798in"/>
    </style:style>
    <style:style style:name="co5" style:family="table-column">
      <style:table-column-properties fo:break-before="auto" style:column-width="4.08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3" style:family="table-cell" style:parent-style-name="Default" style:data-style-name="N99"/>
    <style:style style:name="ce4" style:family="table-cell" style:parent-style-name="Default">
      <style:table-cell-properties fo:wrap-option="wrap"/>
      <style:text-properties fo:hyphenate="true"/>
    </style:style>
    <style:style style:name="ce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8 channels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nnels</text:p>
          </table:table-cell>
          <table:table-cell table:formula="of:=IF([.C3];8;4)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plerate</text:p>
          </table:table-cell>
          <table:table-cell office:value-type="float" office:value="46875" calcext:value-type="float">
            <text:p>46875</text:p>
          </table:table-cell>
          <table:table-cell table:number-columns-repeated="2"/>
          <table:table-cell table:style-name="ce4" office:value-type="string" calcext:value-type="string">
            <text:p>Number sine-period during single stimulation</text:p>
          </table:table-cell>
          <table:table-cell table:formula="of:=[.C5]/(1000/[.C6])" office:value-type="float" office:value="8" calcext:value-type="float">
            <text:p>8</text:p>
          </table:table-cell>
          <table:table-cell table:formula="of:=IF(MOD([.G4];1)=0;&quot;OK&quot;;&quot;WARNING!! Sinewave not complete at end of stimulation period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stimulation frequenc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Total silence within cycle (ms)</text:p>
          </table:table-cell>
          <table:table-cell table:formula="of:=[.C7]-[.G3]*[.C6]" office:value-type="float" office:value="800" calcext:value-type="float">
            <text:p>800</text:p>
          </table:table-cell>
          <table:table-cell table:formula="of:=IF([.G5]&lt;0;&quot;WARNING!! Cycle period too short for stimulation of all channels&quot;;&quot;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stimulation duratio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Silence after stimulation until next (ms)</text:p>
          </table:table-cell>
          <table:table-cell table:formula="of:=[.G5]/[.G3]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 period (duration)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s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Number of cycles in pauze cycl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Number of cycles in pauze cycle to pauz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itter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string" calcext:value-type="string">
            <text:p>Maximum stimulation delay by jitter (ms)</text:p>
          </table:table-cell>
          <table:table-cell table:style-name="ce5" table:formula="of:=[.C7]/[.G3]*[.C10]/1000" office:value-type="float" office:value="82.25" calcext:value-type="float">
            <text:p>82.25</text:p>
          </table:table-cell>
          <table:table-cell table:formula="of:=IF([.G10]&gt;[.G6];&quot;WARNING!!! There is not enough silence after stimulation for jitter&quot;;&quot;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22:53:08.250833928</meta:creation-date>
    <dc:date>2023-09-06T23:27:19.424506462</dc:date>
    <meta:editing-duration>PT34M9S</meta:editing-duration>
    <meta:editing-cycles>7</meta:editing-cycles>
    <meta:generator>LibreOffice/7.4.7.2$Linux_X86_64 LibreOffice_project/40$Build-2</meta:generator>
    <meta:document-statistic meta:table-count="1" meta:cell-count="34" meta:object-count="0"/>
  </office:meta>
</office:document-meta>
</file>